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1.82562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year</text:p>
          </table:table-cell>
          <table:table-cell office:value-type="string" table:style-name="ce1">
            <text:p>avg_temp</text:p>
          </table:table-cell>
          <table:table-cell table:style-name="ce1">
            <draw:frame draw:z-index="1" draw:id="id0" draw:style-name="a0" draw:name="Graphique 1" svg:x="0.039in" svg:y="0.0417in" svg:width="15.7118in" svg:height="3.545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float" office:value="8.7200000000000006" table:style-name="ce1">
            <text:p>8,72</text:p>
          </table:table-cell>
          <table:table-cell table:number-columns-repeated="16382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float" office:value="7.98" table:style-name="ce1">
            <text:p>7,98</text:p>
          </table:table-cell>
          <table:table-cell table:number-columns-repeated="16382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float" office:value="5.78" table:style-name="ce1">
            <text:p>5,78</text:p>
          </table:table-cell>
          <table:table-cell table:number-columns-repeated="16382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float" office:value="8.39" table:style-name="ce1">
            <text:p>8,39</text:p>
          </table:table-cell>
          <table:table-cell table:number-columns-repeated="16382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float" office:value="8.4700000000000006" table:style-name="ce1">
            <text:p>8,47</text:p>
          </table:table-cell>
          <table:table-cell table:number-columns-repeated="16382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float" office:value="8.36" table:style-name="ce1">
            <text:p>8,36</text:p>
          </table:table-cell>
          <table:table-cell table:number-columns-repeated="16382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float" office:value="8.85" table:style-name="ce1">
            <text:p>8,85</text:p>
          </table:table-cell>
          <table:table-cell table:number-columns-repeated="16382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float" office:value="9.02" table:style-name="ce1">
            <text:p>9,02</text:p>
          </table:table-cell>
          <table:table-cell table:number-columns-repeated="16382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float" office:value="6.74" table:style-name="ce1">
            <text:p>6,74</text:p>
          </table:table-cell>
          <table:table-cell table:number-columns-repeated="16382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float" office:value="7.99" table:style-name="ce1">
            <text:p>7,99</text:p>
          </table:table-cell>
          <table:table-cell table:number-columns-repeated="16382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7.19" table:style-name="ce1">
            <text:p>7,19</text:p>
          </table:table-cell>
          <table:table-cell table:number-columns-repeated="16382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float" office:value="8.77" table:style-name="ce1">
            <text:p>8,77</text:p>
          </table:table-cell>
          <table:table-cell table:number-columns-repeated="16382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float" office:value="8.61" table:style-name="ce1">
            <text:p>8,61</text:p>
          </table:table-cell>
          <table:table-cell table:number-columns-repeated="16382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float" office:value="7.5" table:style-name="ce1">
            <text:p>7,5</text:p>
          </table:table-cell>
          <table:table-cell table:number-columns-repeated="16382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float" office:value="8.4" table:style-name="ce1">
            <text:p>8,4</text:p>
          </table:table-cell>
          <table:table-cell table:number-columns-repeated="16382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float" office:value="8.25" table:style-name="ce1">
            <text:p>8,25</text:p>
          </table:table-cell>
          <table:table-cell table:number-columns-repeated="16382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float" office:value="8.41" table:style-name="ce1">
            <text:p>8,41</text:p>
          </table:table-cell>
          <table:table-cell table:number-columns-repeated="16382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float" office:value="8.2200000000000006" table:style-name="ce1">
            <text:p>8,22</text:p>
          </table:table-cell>
          <table:table-cell table:number-columns-repeated="16382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float" office:value="6.78" table:style-name="ce1">
            <text:p>6,78</text:p>
          </table:table-cell>
          <table:table-cell table:number-columns-repeated="16382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float" office:value="7.69" table:style-name="ce1">
            <text:p>7,69</text:p>
          </table:table-cell>
          <table:table-cell table:number-columns-repeated="16382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float" office:value="7.69" table:style-name="ce1">
            <text:p>7,69</text:p>
          </table:table-cell>
          <table:table-cell table:number-columns-repeated="16382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float" office:value="7.85" table:style-name="ce1">
            <text:p>7,85</text:p>
          </table:table-cell>
          <table:table-cell table:number-columns-repeated="16382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float" office:value="8.19" table:style-name="ce1">
            <text:p>8,19</text:p>
          </table:table-cell>
          <table:table-cell table:number-columns-repeated="16382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float" office:value="8.2200000000000006" table:style-name="ce1">
            <text:p>8,22</text:p>
          </table:table-cell>
          <table:table-cell table:number-columns-repeated="16382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float" office:value="8.77" table:style-name="ce1">
            <text:p>8,77</text:p>
          </table:table-cell>
          <table:table-cell table:number-columns-repeated="16382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float" office:value="9.18" table:style-name="ce1">
            <text:p>9,18</text:p>
          </table:table-cell>
          <table:table-cell table:number-columns-repeated="16382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float" office:value="8.3000000000000007" table:style-name="ce1">
            <text:p>8,3</text:p>
          </table:table-cell>
          <table:table-cell table:number-columns-repeated="16382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float" office:value="8.26" table:style-name="ce1">
            <text:p>8,26</text:p>
          </table:table-cell>
          <table:table-cell table:number-columns-repeated="16382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float" office:value="8.5399999999999991" table:style-name="ce1">
            <text:p>8,54</text:p>
          </table:table-cell>
          <table:table-cell table:number-columns-repeated="16382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float" office:value="8.98" table:style-name="ce1">
            <text:p>8,98</text:p>
          </table:table-cell>
          <table:table-cell table:number-columns-repeated="16382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float" office:value="9.43" table:style-name="ce1">
            <text:p>9,43</text:p>
          </table:table-cell>
          <table:table-cell table:number-columns-repeated="16382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float" office:value="8.1" table:style-name="ce1">
            <text:p>8,1</text:p>
          </table:table-cell>
          <table:table-cell table:number-columns-repeated="16382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float" office:value="7.9" table:style-name="ce1">
            <text:p>7,9</text:p>
          </table:table-cell>
          <table:table-cell table:number-columns-repeated="16382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float" office:value="7.68" table:style-name="ce1">
            <text:p>7,68</text:p>
          </table:table-cell>
          <table:table-cell table:number-columns-repeated="16382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float" office:value="7.86" table:style-name="ce1">
            <text:p>7,86</text:p>
          </table:table-cell>
          <table:table-cell table:number-columns-repeated="16382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float" office:value="7.36" table:style-name="ce1">
            <text:p>7,36</text:p>
          </table:table-cell>
          <table:table-cell table:number-columns-repeated="16382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float" office:value="8.26" table:style-name="ce1">
            <text:p>8,26</text:p>
          </table:table-cell>
          <table:table-cell table:number-columns-repeated="16382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float" office:value="8.0299999999999994" table:style-name="ce1">
            <text:p>8,03</text:p>
          </table:table-cell>
          <table:table-cell table:number-columns-repeated="16382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float" office:value="8.4499999999999993" table:style-name="ce1">
            <text:p>8,45</text:p>
          </table:table-cell>
          <table:table-cell table:number-columns-repeated="16382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float" office:value="8.33" table:style-name="ce1">
            <text:p>8,33</text:p>
          </table:table-cell>
          <table:table-cell table:number-columns-repeated="16382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float" office:value="7.98" table:style-name="ce1">
            <text:p>7,98</text:p>
          </table:table-cell>
          <table:table-cell table:number-columns-repeated="16382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float" office:value="8.23" table:style-name="ce1">
            <text:p>8,23</text:p>
          </table:table-cell>
          <table:table-cell table:number-columns-repeated="16382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float" office:value="8.09" table:style-name="ce1">
            <text:p>8,09</text:p>
          </table:table-cell>
          <table:table-cell table:number-columns-repeated="16382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float" office:value="8.23" table:style-name="ce1">
            <text:p>8,23</text:p>
          </table:table-cell>
          <table:table-cell table:number-columns-repeated="16382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float" office:value="8.5299999999999994" table:style-name="ce1">
            <text:p>8,53</text:p>
          </table:table-cell>
          <table:table-cell table:number-columns-repeated="16382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float" office:value="8.35" table:style-name="ce1">
            <text:p>8,35</text:p>
          </table:table-cell>
          <table:table-cell table:number-columns-repeated="16382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float" office:value="8.27" table:style-name="ce1">
            <text:p>8,27</text:p>
          </table:table-cell>
          <table:table-cell table:number-columns-repeated="16382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float" office:value="8.51" table:style-name="ce1">
            <text:p>8,51</text:p>
          </table:table-cell>
          <table:table-cell table:number-columns-repeated="16382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float" office:value="8.67" table:style-name="ce1">
            <text:p>8,67</text:p>
          </table:table-cell>
          <table:table-cell table:number-columns-repeated="16382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float" office:value="8.51" table:style-name="ce1">
            <text:p>8,51</text:p>
          </table:table-cell>
          <table:table-cell table:number-columns-repeated="16382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float" office:value="8.48" table:style-name="ce1">
            <text:p>8,48</text:p>
          </table:table-cell>
          <table:table-cell table:number-columns-repeated="16382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float" office:value="8.59" table:style-name="ce1">
            <text:p>8,59</text:p>
          </table:table-cell>
          <table:table-cell table:number-columns-repeated="16382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float" office:value="8.58" table:style-name="ce1">
            <text:p>8,58</text:p>
          </table:table-cell>
          <table:table-cell table:number-columns-repeated="16382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float" office:value="8.5" table:style-name="ce1">
            <text:p>8,5</text:p>
          </table:table-cell>
          <table:table-cell table:number-columns-repeated="16382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float" office:value="8.84" table:style-name="ce1">
            <text:p>8,84</text:p>
          </table:table-cell>
          <table:table-cell table:number-columns-repeated="16382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float" office:value="8.56" table:style-name="ce1">
            <text:p>8,56</text:p>
          </table:table-cell>
          <table:table-cell table:number-columns-repeated="16382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float" office:value="8.43" table:style-name="ce1">
            <text:p>8,43</text:p>
          </table:table-cell>
          <table:table-cell table:number-columns-repeated="16382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float" office:value="8.2799999999999994" table:style-name="ce1">
            <text:p>8,28</text:p>
          </table:table-cell>
          <table:table-cell table:number-columns-repeated="16382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float" office:value="7.63" table:style-name="ce1">
            <text:p>7,63</text:p>
          </table:table-cell>
          <table:table-cell table:number-columns-repeated="16382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float" office:value="7.08" table:style-name="ce1">
            <text:p>7,08</text:p>
          </table:table-cell>
          <table:table-cell table:number-columns-repeated="16382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float" office:value="6.92" table:style-name="ce1">
            <text:p>6,92</text:p>
          </table:table-cell>
          <table:table-cell table:number-columns-repeated="16382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float" office:value="6.86" table:style-name="ce1">
            <text:p>6,86</text:p>
          </table:table-cell>
          <table:table-cell table:number-columns-repeated="16382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float" office:value="7.05" table:style-name="ce1">
            <text:p>7,05</text:p>
          </table:table-cell>
          <table:table-cell table:number-columns-repeated="16382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float" office:value="7.74" table:style-name="ce1">
            <text:p>7,74</text:p>
          </table:table-cell>
          <table:table-cell table:number-columns-repeated="16382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float" office:value="7.59" table:style-name="ce1">
            <text:p>7,59</text:p>
          </table:table-cell>
          <table:table-cell table:number-columns-repeated="16382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float" office:value="7.24" table:style-name="ce1">
            <text:p>7,24</text:p>
          </table:table-cell>
          <table:table-cell table:number-columns-repeated="16382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float" office:value="6.94" table:style-name="ce1">
            <text:p>6,94</text:p>
          </table:table-cell>
          <table:table-cell table:number-columns-repeated="16382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float" office:value="6.98" table:style-name="ce1">
            <text:p>6,98</text:p>
          </table:table-cell>
          <table:table-cell table:number-columns-repeated="16382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float" office:value="7.83" table:style-name="ce1">
            <text:p>7,83</text:p>
          </table:table-cell>
          <table:table-cell table:number-columns-repeated="16382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float" office:value="7.37" table:style-name="ce1">
            <text:p>7,37</text:p>
          </table:table-cell>
          <table:table-cell table:number-columns-repeated="16382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float" office:value="7.62" table:style-name="ce1">
            <text:p>7,62</text:p>
          </table:table-cell>
          <table:table-cell table:number-columns-repeated="16382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float" office:value="8.09" table:style-name="ce1">
            <text:p>8,09</text:p>
          </table:table-cell>
          <table:table-cell table:number-columns-repeated="16382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float" office:value="8.19" table:style-name="ce1">
            <text:p>8,19</text:p>
          </table:table-cell>
          <table:table-cell table:number-columns-repeated="16382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float" office:value="7.72" table:style-name="ce1">
            <text:p>7,72</text:p>
          </table:table-cell>
          <table:table-cell table:number-columns-repeated="16382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float" office:value="8.5500000000000007" table:style-name="ce1">
            <text:p>8,55</text:p>
          </table:table-cell>
          <table:table-cell table:number-columns-repeated="16382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float" office:value="8.39" table:style-name="ce1">
            <text:p>8,39</text:p>
          </table:table-cell>
          <table:table-cell table:number-columns-repeated="16382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float" office:value="8.36" table:style-name="ce1">
            <text:p>8,36</text:p>
          </table:table-cell>
          <table:table-cell table:number-columns-repeated="16382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float" office:value="8.81" table:style-name="ce1">
            <text:p>8,81</text:p>
          </table:table-cell>
          <table:table-cell table:number-columns-repeated="16382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float" office:value="8.17" table:style-name="ce1">
            <text:p>8,17</text:p>
          </table:table-cell>
          <table:table-cell table:number-columns-repeated="16382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float" office:value="7.94" table:style-name="ce1">
            <text:p>7,94</text:p>
          </table:table-cell>
          <table:table-cell table:number-columns-repeated="16382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float" office:value="8.52" table:style-name="ce1">
            <text:p>8,52</text:p>
          </table:table-cell>
          <table:table-cell table:number-columns-repeated="16382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float" office:value="7.64" table:style-name="ce1">
            <text:p>7,64</text:p>
          </table:table-cell>
          <table:table-cell table:number-columns-repeated="16382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float" office:value="7.45" table:style-name="ce1">
            <text:p>7,45</text:p>
          </table:table-cell>
          <table:table-cell table:number-columns-repeated="16382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float" office:value="8.01" table:style-name="ce1">
            <text:p>8,01</text:p>
          </table:table-cell>
          <table:table-cell table:number-columns-repeated="16382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float" office:value="8.15" table:style-name="ce1">
            <text:p>8,15</text:p>
          </table:table-cell>
          <table:table-cell table:number-columns-repeated="16382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float" office:value="7.39" table:style-name="ce1">
            <text:p>7,39</text:p>
          </table:table-cell>
          <table:table-cell table:number-columns-repeated="16382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float" office:value="7.7" table:style-name="ce1">
            <text:p>7,7</text:p>
          </table:table-cell>
          <table:table-cell table:number-columns-repeated="16382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float" office:value="7.38" table:style-name="ce1">
            <text:p>7,38</text:p>
          </table:table-cell>
          <table:table-cell table:number-columns-repeated="16382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float" office:value="7.51" table:style-name="ce1">
            <text:p>7,51</text:p>
          </table:table-cell>
          <table:table-cell table:number-columns-repeated="16382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float" office:value="7.63" table:style-name="ce1">
            <text:p>7,63</text:p>
          </table:table-cell>
          <table:table-cell table:number-columns-repeated="16382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float" office:value="7.8" table:style-name="ce1">
            <text:p>7,8</text:p>
          </table:table-cell>
          <table:table-cell table:number-columns-repeated="16382"/>
        </table:table-row>
        <table:table-row table:style-name="ro1">
          <table:table-cell office:value-type="float" office:value="1841" table:style-name="ce1">
            <text:p>1841</text:p>
          </table:table-cell>
          <table:table-cell office:value-type="float" office:value="7.69" table:style-name="ce1">
            <text:p>7,69</text:p>
          </table:table-cell>
          <table:table-cell table:number-columns-repeated="16382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float" office:value="8.02" table:style-name="ce1">
            <text:p>8,02</text:p>
          </table:table-cell>
          <table:table-cell table:number-columns-repeated="16382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float" office:value="8.17" table:style-name="ce1">
            <text:p>8,17</text:p>
          </table:table-cell>
          <table:table-cell table:number-columns-repeated="16382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float" office:value="7.65" table:style-name="ce1">
            <text:p>7,65</text:p>
          </table:table-cell>
          <table:table-cell table:number-columns-repeated="16382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float" office:value="7.85" table:style-name="ce1">
            <text:p>7,85</text:p>
          </table:table-cell>
          <table:table-cell table:number-columns-repeated="16382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float" office:value="8.5500000000000007" table:style-name="ce1">
            <text:p>8,55</text:p>
          </table:table-cell>
          <table:table-cell table:number-columns-repeated="16382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float" office:value="8.09" table:style-name="ce1">
            <text:p>8,09</text:p>
          </table:table-cell>
          <table:table-cell table:number-columns-repeated="16382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float" office:value="7.98" table:style-name="ce1">
            <text:p>7,98</text:p>
          </table:table-cell>
          <table:table-cell table:number-columns-repeated="16382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float" office:value="7.98" table:style-name="ce1">
            <text:p>7,98</text:p>
          </table:table-cell>
          <table:table-cell table:number-columns-repeated="16382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float" office:value="7.9" table:style-name="ce1">
            <text:p>7,9</text:p>
          </table:table-cell>
          <table:table-cell table:number-columns-repeated="16382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float" office:value="8.18" table:style-name="ce1">
            <text:p>8,18</text:p>
          </table:table-cell>
          <table:table-cell table:number-columns-repeated="16382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float" office:value="8.1" table:style-name="ce1">
            <text:p>8,1</text:p>
          </table:table-cell>
          <table:table-cell table:number-columns-repeated="16382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float" office:value="8.0399999999999991" table:style-name="ce1">
            <text:p>8,04</text:p>
          </table:table-cell>
          <table:table-cell table:number-columns-repeated="16382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float" office:value="8.2100000000000009" table:style-name="ce1">
            <text:p>8,21</text:p>
          </table:table-cell>
          <table:table-cell table:number-columns-repeated="16382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float" office:value="8.11" table:style-name="ce1">
            <text:p>8,11</text:p>
          </table:table-cell>
          <table:table-cell table:number-columns-repeated="16382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float" office:value="7.76" table:style-name="ce1">
            <text:p>7,76</text:p>
          </table:table-cell>
          <table:table-cell table:number-columns-repeated="16382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float" office:value="8.1" table:style-name="ce1">
            <text:p>8,1</text:p>
          </table:table-cell>
          <table:table-cell table:number-columns-repeated="16382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float" office:value="8.25" table:style-name="ce1">
            <text:p>8,25</text:p>
          </table:table-cell>
          <table:table-cell table:number-columns-repeated="16382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float" office:value="7.96" table:style-name="ce1">
            <text:p>7,96</text:p>
          </table:table-cell>
          <table:table-cell table:number-columns-repeated="16382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float" office:value="7.85" table:style-name="ce1">
            <text:p>7,85</text:p>
          </table:table-cell>
          <table:table-cell table:number-columns-repeated="16382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float" office:value="7.56" table:style-name="ce1">
            <text:p>7,56</text:p>
          </table:table-cell>
          <table:table-cell table:number-columns-repeated="16382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float" office:value="8.11" table:style-name="ce1">
            <text:p>8,11</text:p>
          </table:table-cell>
          <table:table-cell table:number-columns-repeated="16382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float" office:value="7.98" table:style-name="ce1">
            <text:p>7,98</text:p>
          </table:table-cell>
          <table:table-cell table:number-columns-repeated="16382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float" office:value="8.18" table:style-name="ce1">
            <text:p>8,18</text:p>
          </table:table-cell>
          <table:table-cell table:number-columns-repeated="16382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float" office:value="8.2899999999999991" table:style-name="ce1">
            <text:p>8,29</text:p>
          </table:table-cell>
          <table:table-cell table:number-columns-repeated="16382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float" office:value="8.44" table:style-name="ce1">
            <text:p>8,44</text:p>
          </table:table-cell>
          <table:table-cell table:number-columns-repeated="16382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float" office:value="8.25" table:style-name="ce1">
            <text:p>8,25</text:p>
          </table:table-cell>
          <table:table-cell table:number-columns-repeated="16382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float" office:value="8.43" table:style-name="ce1">
            <text:p>8,43</text:p>
          </table:table-cell>
          <table:table-cell table:number-columns-repeated="16382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float" office:value="8.1999999999999993" table:style-name="ce1">
            <text:p>8,2</text:p>
          </table:table-cell>
          <table:table-cell table:number-columns-repeated="16382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float" office:value="8.1199999999999992" table:style-name="ce1">
            <text:p>8,12</text:p>
          </table:table-cell>
          <table:table-cell table:number-columns-repeated="16382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float" office:value="8.19" table:style-name="ce1">
            <text:p>8,19</text:p>
          </table:table-cell>
          <table:table-cell table:number-columns-repeated="16382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float" office:value="8.35" table:style-name="ce1">
            <text:p>8,35</text:p>
          </table:table-cell>
          <table:table-cell table:number-columns-repeated="16382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float" office:value="8.43" table:style-name="ce1">
            <text:p>8,43</text:p>
          </table:table-cell>
          <table:table-cell table:number-columns-repeated="16382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float" office:value="7.86" table:style-name="ce1">
            <text:p>7,86</text:p>
          </table:table-cell>
          <table:table-cell table:number-columns-repeated="16382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float" office:value="8.08" table:style-name="ce1">
            <text:p>8,08</text:p>
          </table:table-cell>
          <table:table-cell table:number-columns-repeated="16382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float" office:value="8.5399999999999991" table:style-name="ce1">
            <text:p>8,54</text:p>
          </table:table-cell>
          <table:table-cell table:number-columns-repeated="16382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float" office:value="8.83" table:style-name="ce1">
            <text:p>8,83</text:p>
          </table:table-cell>
          <table:table-cell table:number-columns-repeated="16382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float" office:value="8.17" table:style-name="ce1">
            <text:p>8,17</text:p>
          </table:table-cell>
          <table:table-cell table:number-columns-repeated="16382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float" office:value="8.1199999999999992" table:style-name="ce1">
            <text:p>8,12</text:p>
          </table:table-cell>
          <table:table-cell table:number-columns-repeated="16382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float" office:value="8.27" table:style-name="ce1">
            <text:p>8,27</text:p>
          </table:table-cell>
          <table:table-cell table:number-columns-repeated="16382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float" office:value="8.1300000000000008" table:style-name="ce1">
            <text:p>8,13</text:p>
          </table:table-cell>
          <table:table-cell table:number-columns-repeated="16382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float" office:value="7.98" table:style-name="ce1">
            <text:p>7,98</text:p>
          </table:table-cell>
          <table:table-cell table:number-columns-repeated="16382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float" office:value="7.77" table:style-name="ce1">
            <text:p>7,77</text:p>
          </table:table-cell>
          <table:table-cell table:number-columns-repeated="16382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float" office:value="7.92" table:style-name="ce1">
            <text:p>7,92</text:p>
          </table:table-cell>
          <table:table-cell table:number-columns-repeated="16382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float" office:value="7.95" table:style-name="ce1">
            <text:p>7,95</text:p>
          </table:table-cell>
          <table:table-cell table:number-columns-repeated="16382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float" office:value="7.91" table:style-name="ce1">
            <text:p>7,91</text:p>
          </table:table-cell>
          <table:table-cell table:number-columns-repeated="16382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float" office:value="8.09" table:style-name="ce1">
            <text:p>8,09</text:p>
          </table:table-cell>
          <table:table-cell table:number-columns-repeated="16382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float" office:value="8.32" table:style-name="ce1">
            <text:p>8,32</text:p>
          </table:table-cell>
          <table:table-cell table:number-columns-repeated="16382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float" office:value="7.97" table:style-name="ce1">
            <text:p>7,97</text:p>
          </table:table-cell>
          <table:table-cell table:number-columns-repeated="16382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float" office:value="8.02" table:style-name="ce1">
            <text:p>8,02</text:p>
          </table:table-cell>
          <table:table-cell table:number-columns-repeated="16382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float" office:value="8.07" table:style-name="ce1">
            <text:p>8,07</text:p>
          </table:table-cell>
          <table:table-cell table:number-columns-repeated="16382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float" office:value="8.06" table:style-name="ce1">
            <text:p>8,06</text:p>
          </table:table-cell>
          <table:table-cell table:number-columns-repeated="16382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float" office:value="8.16" table:style-name="ce1">
            <text:p>8,16</text:p>
          </table:table-cell>
          <table:table-cell table:number-columns-repeated="16382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float" office:value="8.15" table:style-name="ce1">
            <text:p>8,15</text:p>
          </table:table-cell>
          <table:table-cell table:number-columns-repeated="16382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float" office:value="8.2100000000000009" table:style-name="ce1">
            <text:p>8,21</text:p>
          </table:table-cell>
          <table:table-cell table:number-columns-repeated="16382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float" office:value="8.2899999999999991" table:style-name="ce1">
            <text:p>8,29</text:p>
          </table:table-cell>
          <table:table-cell table:number-columns-repeated="16382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float" office:value="8.18" table:style-name="ce1">
            <text:p>8,18</text:p>
          </table:table-cell>
          <table:table-cell table:number-columns-repeated="16382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float" office:value="8.4" table:style-name="ce1">
            <text:p>8,4</text:p>
          </table:table-cell>
          <table:table-cell table:number-columns-repeated="16382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float" office:value="8.5" table:style-name="ce1">
            <text:p>8,5</text:p>
          </table:table-cell>
          <table:table-cell table:number-columns-repeated="16382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float" office:value="8.5399999999999991" table:style-name="ce1">
            <text:p>8,54</text:p>
          </table:table-cell>
          <table:table-cell table:number-columns-repeated="16382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float" office:value="8.3000000000000007" table:style-name="ce1">
            <text:p>8,3</text:p>
          </table:table-cell>
          <table:table-cell table:number-columns-repeated="16382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float" office:value="8.2200000000000006" table:style-name="ce1">
            <text:p>8,22</text:p>
          </table:table-cell>
          <table:table-cell table:number-columns-repeated="16382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float" office:value="8.09" table:style-name="ce1">
            <text:p>8,09</text:p>
          </table:table-cell>
          <table:table-cell table:number-columns-repeated="16382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float" office:value="8.23" table:style-name="ce1">
            <text:p>8,23</text:p>
          </table:table-cell>
          <table:table-cell table:number-columns-repeated="16382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float" office:value="8.3800000000000008" table:style-name="ce1">
            <text:p>8,38</text:p>
          </table:table-cell>
          <table:table-cell table:number-columns-repeated="16382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float" office:value="7.95" table:style-name="ce1">
            <text:p>7,95</text:p>
          </table:table-cell>
          <table:table-cell table:number-columns-repeated="16382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float" office:value="8.19" table:style-name="ce1">
            <text:p>8,19</text:p>
          </table:table-cell>
          <table:table-cell table:number-columns-repeated="16382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float" office:value="8.18" table:style-name="ce1">
            <text:p>8,18</text:p>
          </table:table-cell>
          <table:table-cell table:number-columns-repeated="16382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float" office:value="8.2200000000000006" table:style-name="ce1">
            <text:p>8,22</text:p>
          </table:table-cell>
          <table:table-cell table:number-columns-repeated="16382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float" office:value="8.18" table:style-name="ce1">
            <text:p>8,18</text:p>
          </table:table-cell>
          <table:table-cell table:number-columns-repeated="16382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float" office:value="8.17" table:style-name="ce1">
            <text:p>8,17</text:p>
          </table:table-cell>
          <table:table-cell table:number-columns-repeated="16382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float" office:value="8.3000000000000007" table:style-name="ce1">
            <text:p>8,3</text:p>
          </table:table-cell>
          <table:table-cell table:number-columns-repeated="16382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float" office:value="8.59" table:style-name="ce1">
            <text:p>8,59</text:p>
          </table:table-cell>
          <table:table-cell table:number-columns-repeated="16382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float" office:value="8.59" table:style-name="ce1">
            <text:p>8,59</text:p>
          </table:table-cell>
          <table:table-cell table:number-columns-repeated="16382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float" office:value="8.23" table:style-name="ce1">
            <text:p>8,23</text:p>
          </table:table-cell>
          <table:table-cell table:number-columns-repeated="16382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float" office:value="8.02" table:style-name="ce1">
            <text:p>8,02</text:p>
          </table:table-cell>
          <table:table-cell table:number-columns-repeated="16382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float" office:value="8.1300000000000008" table:style-name="ce1">
            <text:p>8,13</text:p>
          </table:table-cell>
          <table:table-cell table:number-columns-repeated="16382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float" office:value="8.3800000000000008" table:style-name="ce1">
            <text:p>8,38</text:p>
          </table:table-cell>
          <table:table-cell table:number-columns-repeated="16382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float" office:value="8.36" table:style-name="ce1">
            <text:p>8,36</text:p>
          </table:table-cell>
          <table:table-cell table:number-columns-repeated="16382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float" office:value="8.57" table:style-name="ce1">
            <text:p>8,57</text:p>
          </table:table-cell>
          <table:table-cell table:number-columns-repeated="16382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float" office:value="8.41" table:style-name="ce1">
            <text:p>8,41</text:p>
          </table:table-cell>
          <table:table-cell table:number-columns-repeated="16382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float" office:value="8.42" table:style-name="ce1">
            <text:p>8,42</text:p>
          </table:table-cell>
          <table:table-cell table:number-columns-repeated="16382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float" office:value="8.51" table:style-name="ce1">
            <text:p>8,51</text:p>
          </table:table-cell>
          <table:table-cell table:number-columns-repeated="16382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float" office:value="8.5299999999999994" table:style-name="ce1">
            <text:p>8,53</text:p>
          </table:table-cell>
          <table:table-cell table:number-columns-repeated="16382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float" office:value="8.73" table:style-name="ce1">
            <text:p>8,73</text:p>
          </table:table-cell>
          <table:table-cell table:number-columns-repeated="16382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float" office:value="8.52" table:style-name="ce1">
            <text:p>8,52</text:p>
          </table:table-cell>
          <table:table-cell table:number-columns-repeated="16382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float" office:value="8.6300000000000008" table:style-name="ce1">
            <text:p>8,63</text:p>
          </table:table-cell>
          <table:table-cell table:number-columns-repeated="16382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float" office:value="8.24" table:style-name="ce1">
            <text:p>8,24</text:p>
          </table:table-cell>
          <table:table-cell table:number-columns-repeated="16382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float" office:value="8.6300000000000008" table:style-name="ce1">
            <text:p>8,63</text:p>
          </table:table-cell>
          <table:table-cell table:number-columns-repeated="16382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float" office:value="8.7200000000000006" table:style-name="ce1">
            <text:p>8,72</text:p>
          </table:table-cell>
          <table:table-cell table:number-columns-repeated="16382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float" office:value="8.7100000000000009" table:style-name="ce1">
            <text:p>8,71</text:p>
          </table:table-cell>
          <table:table-cell table:number-columns-repeated="16382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float" office:value="8.34" table:style-name="ce1">
            <text:p>8,34</text:p>
          </table:table-cell>
          <table:table-cell table:number-columns-repeated="16382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float" office:value="8.6300000000000008" table:style-name="ce1">
            <text:p>8,63</text:p>
          </table:table-cell>
          <table:table-cell table:number-columns-repeated="16382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float" office:value="8.52" table:style-name="ce1">
            <text:p>8,52</text:p>
          </table:table-cell>
          <table:table-cell table:number-columns-repeated="16382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float" office:value="8.5500000000000007" table:style-name="ce1">
            <text:p>8,55</text:p>
          </table:table-cell>
          <table:table-cell table:number-columns-repeated="16382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float" office:value="8.6999999999999993" table:style-name="ce1">
            <text:p>8,7</text:p>
          </table:table-cell>
          <table:table-cell table:number-columns-repeated="16382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float" office:value="8.86" table:style-name="ce1">
            <text:p>8,86</text:p>
          </table:table-cell>
          <table:table-cell table:number-columns-repeated="16382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float" office:value="8.76" table:style-name="ce1">
            <text:p>8,76</text:p>
          </table:table-cell>
          <table:table-cell table:number-columns-repeated="16382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float" office:value="8.76" table:style-name="ce1">
            <text:p>8,76</text:p>
          </table:table-cell>
          <table:table-cell table:number-columns-repeated="16382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float" office:value="8.77" table:style-name="ce1">
            <text:p>8,77</text:p>
          </table:table-cell>
          <table:table-cell table:number-columns-repeated="16382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float" office:value="8.73" table:style-name="ce1">
            <text:p>8,73</text:p>
          </table:table-cell>
          <table:table-cell table:number-columns-repeated="16382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float" office:value="8.76" table:style-name="ce1">
            <text:p>8,76</text:p>
          </table:table-cell>
          <table:table-cell table:number-columns-repeated="16382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float" office:value="8.85" table:style-name="ce1">
            <text:p>8,85</text:p>
          </table:table-cell>
          <table:table-cell table:number-columns-repeated="16382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float" office:value="8.58" table:style-name="ce1">
            <text:p>8,58</text:p>
          </table:table-cell>
          <table:table-cell table:number-columns-repeated="16382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float" office:value="8.68" table:style-name="ce1">
            <text:p>8,68</text:p>
          </table:table-cell>
          <table:table-cell table:number-columns-repeated="16382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float" office:value="8.8000000000000007" table:style-name="ce1">
            <text:p>8,8</text:p>
          </table:table-cell>
          <table:table-cell table:number-columns-repeated="16382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float" office:value="8.75" table:style-name="ce1">
            <text:p>8,75</text:p>
          </table:table-cell>
          <table:table-cell table:number-columns-repeated="16382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float" office:value="8.59" table:style-name="ce1">
            <text:p>8,59</text:p>
          </table:table-cell>
          <table:table-cell table:number-columns-repeated="16382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float" office:value="8.3699999999999992" table:style-name="ce1">
            <text:p>8,37</text:p>
          </table:table-cell>
          <table:table-cell table:number-columns-repeated="16382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float" office:value="8.6300000000000008" table:style-name="ce1">
            <text:p>8,63</text:p>
          </table:table-cell>
          <table:table-cell table:number-columns-repeated="16382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float" office:value="8.64" table:style-name="ce1">
            <text:p>8,64</text:p>
          </table:table-cell>
          <table:table-cell table:number-columns-repeated="16382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float" office:value="8.8699999999999992" table:style-name="ce1">
            <text:p>8,87</text:p>
          </table:table-cell>
          <table:table-cell table:number-columns-repeated="16382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float" office:value="8.56" table:style-name="ce1">
            <text:p>8,56</text:p>
          </table:table-cell>
          <table:table-cell table:number-columns-repeated="16382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float" office:value="8.6300000000000008" table:style-name="ce1">
            <text:p>8,63</text:p>
          </table:table-cell>
          <table:table-cell table:number-columns-repeated="16382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float" office:value="8.2799999999999994" table:style-name="ce1">
            <text:p>8,28</text:p>
          </table:table-cell>
          <table:table-cell table:number-columns-repeated="16382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float" office:value="8.73" table:style-name="ce1">
            <text:p>8,73</text:p>
          </table:table-cell>
          <table:table-cell table:number-columns-repeated="16382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float" office:value="8.77" table:style-name="ce1">
            <text:p>8,77</text:p>
          </table:table-cell>
          <table:table-cell table:number-columns-repeated="16382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float" office:value="8.73" table:style-name="ce1">
            <text:p>8,73</text:p>
          </table:table-cell>
          <table:table-cell table:number-columns-repeated="16382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float" office:value="8.58" table:style-name="ce1">
            <text:p>8,58</text:p>
          </table:table-cell>
          <table:table-cell table:number-columns-repeated="16382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float" office:value="8.8000000000000007" table:style-name="ce1">
            <text:p>8,8</text:p>
          </table:table-cell>
          <table:table-cell table:number-columns-repeated="16382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float" office:value="8.75" table:style-name="ce1">
            <text:p>8,75</text:p>
          </table:table-cell>
          <table:table-cell table:number-columns-repeated="16382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float" office:value="8.86" table:style-name="ce1">
            <text:p>8,86</text:p>
          </table:table-cell>
          <table:table-cell table:number-columns-repeated="16382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float" office:value="8.41" table:style-name="ce1">
            <text:p>8,41</text:p>
          </table:table-cell>
          <table:table-cell table:number-columns-repeated="16382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float" office:value="8.5299999999999994" table:style-name="ce1">
            <text:p>8,53</text:p>
          </table:table-cell>
          <table:table-cell table:number-columns-repeated="16382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float" office:value="8.6" table:style-name="ce1">
            <text:p>8,6</text:p>
          </table:table-cell>
          <table:table-cell table:number-columns-repeated="16382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float" office:value="8.6999999999999993" table:style-name="ce1">
            <text:p>8,7</text:p>
          </table:table-cell>
          <table:table-cell table:number-columns-repeated="16382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float" office:value="8.52" table:style-name="ce1">
            <text:p>8,52</text:p>
          </table:table-cell>
          <table:table-cell table:number-columns-repeated="16382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float" office:value="8.6" table:style-name="ce1">
            <text:p>8,6</text:p>
          </table:table-cell>
          <table:table-cell table:number-columns-repeated="16382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float" office:value="8.6999999999999993" table:style-name="ce1">
            <text:p>8,7</text:p>
          </table:table-cell>
          <table:table-cell table:number-columns-repeated="16382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float" office:value="8.6" table:style-name="ce1">
            <text:p>8,6</text:p>
          </table:table-cell>
          <table:table-cell table:number-columns-repeated="16382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float" office:value="8.5" table:style-name="ce1">
            <text:p>8,5</text:p>
          </table:table-cell>
          <table:table-cell table:number-columns-repeated="16382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float" office:value="8.9499999999999993" table:style-name="ce1">
            <text:p>8,95</text:p>
          </table:table-cell>
          <table:table-cell table:number-columns-repeated="16382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float" office:value="8.4700000000000006" table:style-name="ce1">
            <text:p>8,47</text:p>
          </table:table-cell>
          <table:table-cell table:number-columns-repeated="16382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float" office:value="8.74" table:style-name="ce1">
            <text:p>8,74</text:p>
          </table:table-cell>
          <table:table-cell table:number-columns-repeated="16382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float" office:value="8.35" table:style-name="ce1">
            <text:p>8,35</text:p>
          </table:table-cell>
          <table:table-cell table:number-columns-repeated="16382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float" office:value="8.85" table:style-name="ce1">
            <text:p>8,85</text:p>
          </table:table-cell>
          <table:table-cell table:number-columns-repeated="16382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float" office:value="8.69" table:style-name="ce1">
            <text:p>8,69</text:p>
          </table:table-cell>
          <table:table-cell table:number-columns-repeated="16382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float" office:value="8.73" table:style-name="ce1">
            <text:p>8,73</text:p>
          </table:table-cell>
          <table:table-cell table:number-columns-repeated="16382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float" office:value="8.98" table:style-name="ce1">
            <text:p>8,98</text:p>
          </table:table-cell>
          <table:table-cell table:number-columns-repeated="16382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float" office:value="9.17" table:style-name="ce1">
            <text:p>9,17</text:p>
          </table:table-cell>
          <table:table-cell table:number-columns-repeated="16382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float" office:value="8.64" table:style-name="ce1">
            <text:p>8,64</text:p>
          </table:table-cell>
          <table:table-cell table:number-columns-repeated="16382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float" office:value="9.0299999999999994" table:style-name="ce1">
            <text:p>9,03</text:p>
          </table:table-cell>
          <table:table-cell table:number-columns-repeated="16382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float" office:value="8.69" table:style-name="ce1">
            <text:p>8,69</text:p>
          </table:table-cell>
          <table:table-cell table:number-columns-repeated="16382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8.66" table:style-name="ce1">
            <text:p>8,66</text:p>
          </table:table-cell>
          <table:table-cell table:number-columns-repeated="16382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8.83" table:style-name="ce1">
            <text:p>8,83</text:p>
          </table:table-cell>
          <table:table-cell table:number-columns-repeated="16382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8.99" table:style-name="ce1">
            <text:p>8,99</text:p>
          </table:table-cell>
          <table:table-cell table:number-columns-repeated="16382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9.1999999999999993" table:style-name="ce1">
            <text:p>9,2</text:p>
          </table:table-cell>
          <table:table-cell table:number-columns-repeated="16382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8.92" table:style-name="ce1">
            <text:p>8,92</text:p>
          </table:table-cell>
          <table:table-cell table:number-columns-repeated="16382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9.23" table:style-name="ce1">
            <text:p>9,23</text:p>
          </table:table-cell>
          <table:table-cell table:number-columns-repeated="16382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9.18" table:style-name="ce1">
            <text:p>9,18</text:p>
          </table:table-cell>
          <table:table-cell table:number-columns-repeated="16382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8.84" table:style-name="ce1">
            <text:p>8,84</text:p>
          </table:table-cell>
          <table:table-cell table:number-columns-repeated="16382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8.8699999999999992" table:style-name="ce1">
            <text:p>8,87</text:p>
          </table:table-cell>
          <table:table-cell table:number-columns-repeated="16382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9.0399999999999991" table:style-name="ce1">
            <text:p>9,04</text:p>
          </table:table-cell>
          <table:table-cell table:number-columns-repeated="16382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9.35" table:style-name="ce1">
            <text:p>9,35</text:p>
          </table:table-cell>
          <table:table-cell table:number-columns-repeated="16382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9.0399999999999991" table:style-name="ce1">
            <text:p>9,04</text:p>
          </table:table-cell>
          <table:table-cell table:number-columns-repeated="16382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9.1999999999999993" table:style-name="ce1">
            <text:p>9,2</text:p>
          </table:table-cell>
          <table:table-cell table:number-columns-repeated="16382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9.52" table:style-name="ce1">
            <text:p>9,52</text:p>
          </table:table-cell>
          <table:table-cell table:number-columns-repeated="16382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9.2899999999999991" table:style-name="ce1">
            <text:p>9,29</text:p>
          </table:table-cell>
          <table:table-cell table:number-columns-repeated="16382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9.1999999999999993" table:style-name="ce1">
            <text:p>9,2</text:p>
          </table:table-cell>
          <table:table-cell table:number-columns-repeated="16382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9.41" table:style-name="ce1">
            <text:p>9,41</text:p>
          </table:table-cell>
          <table:table-cell table:number-columns-repeated="16382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9.57" table:style-name="ce1">
            <text:p>9,57</text:p>
          </table:table-cell>
          <table:table-cell table:number-columns-repeated="16382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9.5299999999999994" table:style-name="ce1">
            <text:p>9,53</text:p>
          </table:table-cell>
          <table:table-cell table:number-columns-repeated="16382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9.32" table:style-name="ce1">
            <text:p>9,32</text:p>
          </table:table-cell>
          <table:table-cell table:number-columns-repeated="16382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9.6999999999999993" table:style-name="ce1">
            <text:p>9,7</text:p>
          </table:table-cell>
          <table:table-cell table:number-columns-repeated="16382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9.5299999999999994" table:style-name="ce1">
            <text:p>9,53</text:p>
          </table:table-cell>
          <table:table-cell table:number-columns-repeated="16382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9.73" table:style-name="ce1">
            <text:p>9,73</text:p>
          </table:table-cell>
          <table:table-cell table:number-columns-repeated="16382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9.43" table:style-name="ce1">
            <text:p>9,43</text:p>
          </table:table-cell>
          <table:table-cell table:number-columns-repeated="16382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9.51" table:style-name="ce1">
            <text:p>9,51</text:p>
          </table:table-cell>
          <table:table-cell table:number-columns-repeated="16382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float" office:value="9.6999999999999993" table:style-name="ce1">
            <text:p>9,7</text:p>
          </table:table-cell>
          <table:table-cell table:number-columns-repeated="16382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9.52" table:style-name="ce1">
            <text:p>9,52</text:p>
          </table:table-cell>
          <table:table-cell table:number-columns-repeated="16382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9.51" table:style-name="ce1">
            <text:p>9,51</text:p>
          </table:table-cell>
          <table:table-cell table:number-columns-repeated="16382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9.61" table:style-name="ce1">
            <text:p>9,61</text:p>
          </table:table-cell>
          <table:table-cell table:number-columns-repeated="16382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float" office:value="9.57" table:style-name="ce1">
            <text:p>9,57</text:p>
          </table:table-cell>
          <table:table-cell table:number-columns-repeated="16382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9.83" table:style-name="ce1">
            <text:p>9,83</text:p>
          </table:table-cell>
          <table:table-cell table:number-columns-repeated="16382"/>
        </table:table-row>
        <table:table-row table:number-rows-repeated="104830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6P0">
      <number:text>$</number:text>
      <number:number number: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integer-digits="1" number:grouping="true"/>
      <style:map style:condition="value()&gt;=0" style:apply-style-name="N36P0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dc:creator>BENYAHYA abderrahman</dc:creator>
    <dc:date>2019-05-15T20:36:2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2903937007874pt" svg:width="1131.249527559055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Feuille1.$A$2:.$A$267"/>
          </chart:axis>
          <chart:series chart:values-cell-range-address="Feuille1.$B$2:.$B$267" chart:class="chart:line" chart:attached-axis="primary-y" chart:style-name="G0S0">
            <chart:data-point chart:repeated="26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